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5">
            <text:p>15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3-09_02-42-47_000.jpg</text:p>
          </table:table-cell>
          <table:table-cell table:style-name="ce26" office:value-type="string">
            <text:p>:m :PHOTO 寝た時刻 / 2023 / オナニー、未了、duration=1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寝た時刻 / 2023 / オナニー、未了、duration=1時間ぐらい,other=~">
            <text:p>:m :PHOTO 寝た時刻 / 2023 / オナニー、未了、duration=1時間ぐらい,other=~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3-09_09-14-25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起きた時刻 / 2023">
            <text:p>:m :PHOTO 起き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3-09_09-30-4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6];CONCATENATE([.C6];&quot; / &quot;;[.E4]))" office:value-type="string" office:string-value=":m :haja,lets / action activity / やること / genre=論語 / content=論語。４回目。主題を挙げて、該当章、採集しよう,other=">
            <text:p>:m :haja,lets / action activity / やること / genre=論語 / content=論語。４回目。主題を挙げて、該当章、採集しよう,other=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3-09_09-42-53_000.jpg</text:p>
          </table:table-cell>
          <table:table-cell table:style-name="ce27" office:value-type="string">
            <text:p>:m :th,mysl / topic=人生の指針 / content=吉田満氏。「個の確立がなかった」。論孟を、遵守する,other=~ / lang=ja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th,mysl / topic=人生の指針 / content=吉田満氏。「個の確立がなかった」。論孟を、遵守する,other=~ / lang=ja">
            <text:p>:m :th,mysl / topic=人生の指針 / content=吉田満氏。「個の確立がなかった」。論孟を、遵守する,other=~ / lang=ja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3-03-09_09-43-10_000.jpg</text:p>
          </table:table-cell>
          <table:table-cell table:style-name="ce26" office:value-type="string">
            <text:p>:m :haja,lets / action activity / やること / genre=論語 / content=論語。４回目。主題を挙げて、該当章、採集しよう,other=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haja,lets / action activity / やること / genre=論語 / content=論語。４回目。主題を挙げて、該当章、採集しよう,other=">
            <text:p>:m :haja,lets / action activity / やること / genre=論語 / content=論語。４回目。主題を挙げて、該当章、採集しよう,other=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3-09_11-31-23_000.jpg</text:p>
          </table:table-cell>
          <table:table-cell table:style-name="ce26" office:value-type="string">
            <text:p>:m 1*1 RES / JVEMV6 64#218_chosenjin_gyakusatsu / 『関東大震災　「朝鮮人虐殺の真実」』 著者=工藤美代子,校注=~,出版社=産経新聞出版 / p.234 / w=,topic=被収容者；朝鮮人、保護,publisher=~,other=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1*1 RES / JVEMV6 64#218_chosenjin_gyakusatsu / 『関東大震災　「朝鮮人虐殺の真実」』 著者=工藤美代子,校注=~,出版社=産経新聞出版 / p.234 / w=,topic=被収容者；朝鮮人、保護,publisher=~,other=">
            <text:p>:m 1*1 RES / JVEMV6 64#218_chosenjin_gyakusatsu / 『関東大震災　「朝鮮人虐殺の真実」』 著者=工藤美代子,校注=~,出版社=産経新聞出版 / p.234 / w=,topic=被収容者；朝鮮人、保護,publisher=~,other=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3-03-09_12-34-37_000.jpg</text:p>
          </table:table-cell>
          <table:table-cell table:style-name="ce26" office:value-type="string">
            <text:p>:m 1*1 RES / JVEMV6 64#244_nakata_logic / 『イスラームのロジック』 著者=中田考,校注=~ / p.75 / w=アブデュルハミト・イブラヒム,topic=天御中主；,publisher=~,other=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1*1 RES / JVEMV6 64#244_nakata_logic / 『イスラームのロジック』 著者=中田考,校注=~ / p.75 / w=アブデュルハミト・イブラヒム,topic=天御中主；,publisher=~,other=">
            <text:p>:m 1*1 RES / JVEMV6 64#244_nakata_logic / 『イスラームのロジック』 著者=中田考,校注=~ / p.75 / w=アブデュルハミト・イブラヒム,topic=天御中主；,publisher=~,other=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8" office:value-type="string">
            <text:p>2023-03-09_12-35-15_000.jpg</text:p>
          </table:table-cell>
          <table:table-cell table:style-name="ce26" office:value-type="string">
            <text:p>:m #*# / memo:other(m:other) / topic=習;;;字;;;, about=,other=,id=~,content=固;液;夜;硬;承;諾;護;被;疑;殺;羽;家;民;信;念;行;調;査;収;容;決;済;察;署;最;初;登;津;島;歳;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#*# / memo:other(m:other) / topic=習;;;字;;;, about=,other=,id=~,content=固;液;夜;硬;承;諾;護;被;疑;殺;羽;家;民;信;念;行;調;査;収;容;決;済;察;署;最;初;登;津;島;歳;">
            <text:p>:m #*# / memo:other(m:other) / topic=習;;;字;;;, about=,other=,id=~,content=固;液;夜;硬;承;諾;護;被;疑;殺;羽;家;民;信;念;行;調;査;収;容;決;済;察;署;最;初;登;津;島;歳;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3-09_12-39-31_000.jpg</text:p>
          </table:table-cell>
          <table:table-cell table:style-name="ce26" office:value-type="string">
            <text:p>:PHOTO 記録 / 経過記録 / target=人参：プランターに植えた / other=食用の人参。おせちの際に買ったもの。冷蔵庫。根が生えていた。,occasion=~,id=file-id:2023-03-07_11-46-57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 / 経過記録 / target=人参：プランターに植えた / other=食用の人参。おせちの際に買ったもの。冷蔵庫。根が生えていた。,occasion=~,id=file-id:2023-03-07_11-46-57_000.jpg">
            <text:p>:PHOTO 記録 / 経過記録 / target=人参：プランターに植えた / other=食用の人参。おせちの際に買ったもの。冷蔵庫。根が生えていた。,occasion=~,id=file-id:2023-03-07_11-46-57_000.jpg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 office:value-type="string">
            <text:p>2023-03-09_13-15-34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食べた物 ">
            <text:p>:m 食べた物 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7" office:value-type="string">
            <text:p>2023-03-09_14-53-47_000.jpg</text:p>
          </table:table-cell>
          <table:table-cell table:style-name="ce26" office:value-type="string">
            <text:p>:m #*# RES / free# S87DP9 記事読み / id=RBP2(browser=yan) / media=ei / theme=パレスチナ；刑務所；金員窃取,content=~,w=silwan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#*# RES / free# S87DP9 記事読み / id=RBP2(browser=yan) / media=ei / theme=パレスチナ；刑務所；金員窃取,content=~,w=silwan / genre=~ / other=~">
            <text:p>:m #*# RES / free# S87DP9 記事読み / id=RBP2(browser=yan) / media=ei / theme=パレスチナ；刑務所；金員窃取,content=~,w=silwan / genre=~ / 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3-09_16-12-12_000.jpg</text:p>
          </table:table-cell>
          <table:table-cell table:style-name="ce26" office:value-type="string">
            <text:p>:m #*# RES / JVEMV6 64#246_2_shokun_eto_kobayashi / 『「諸君！」の３０年』 <text:s/>江藤淳、小林秀雄』 著者=~,校注=~ / p.330 / w=~,topic=~,publisher=~,other=一覧：荻生徂徠、本居宣長、他;timetable+:大政奉還、鳥羽伏見の戦い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#*# RES / JVEMV6 64#246_2_shokun_eto_kobayashi / 『「諸君！」の３０年』  江藤淳、小林秀雄』 著者=~,校注=~ / p.330 / w=~,topic=~,publisher=~,other=一覧：荻生徂徠、本居宣長、他;timetable+:大政奉還、鳥羽伏見の戦い">
            <text:p>:m #*# RES / JVEMV6 64#246_2_shokun_eto_kobayashi / 『「諸君！」の３０年』 <text:s/>江藤淳、小林秀雄』 著者=~,校注=~ / p.330 / w=~,topic=~,publisher=~,other=一覧：荻生徂徠、本居宣長、他;timetable+:大政奉還、鳥羽伏見の戦い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3-09_17-05-43_000.jpg</text:p>
          </table:table-cell>
          <table:table-cell table:style-name="ce26" office:value-type="string">
            <text:p>:m #*# RES / JVEMV6 64#249_1_minokagami / 『新　日本古典文学大系　７４　仮名草子集　身の鏡』 著者=~,校注=渡辺守邦、渡辺憲司 / p.~ / w=~,topic=作者について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#*# RES / JVEMV6 64#249_1_minokagami / 『新　日本古典文学大系　７４　仮名草子集　身の鏡』 著者=~,校注=渡辺守邦、渡辺憲司 / p.~ / w=~,topic=作者について,publisher=~,other=~">
            <text:p>:m #*# RES / JVEMV6 64#249_1_minokagami / 『新　日本古典文学大系　７４　仮名草子集　身の鏡』 著者=~,校注=渡辺守邦、渡辺憲司 / p.~ / w=~,topic=作者について,publisher=~,other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3-09_17-51-50_000.jpg</text:p>
          </table:table-cell>
          <table:table-cell table:style-name="ce26" office:value-type="string">
            <text:p>:m 1*1 RES / JVEMV6 64#245_shuukyoo_yamaori_etal / 『日本人の宗教とは何か』 著者=山折哲雄、編著,校注=~ / p.255 / w=,topic=吉田兼倶[かねとも；,publisher=~,other=list+:神道。宗派。；list+:江戸時代。古学、他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1*1 RES / JVEMV6 64#245_shuukyoo_yamaori_etal / 『日本人の宗教とは何か』 著者=山折哲雄、編著,校注=~ / p.255 / w=,topic=吉田兼倶[かねとも；,publisher=~,other=list+:神道。宗派。；list+:江戸時代。古学、他">
            <text:p>:m 1*1 RES / JVEMV6 64#245_shuukyoo_yamaori_etal / 『日本人の宗教とは何か』 著者=山折哲雄、編著,校注=~ / p.255 / w=,topic=吉田兼倶[かねとも；,publisher=~,other=list+:神道。宗派。；list+:江戸時代。古学、他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3-09_17-52-48_000.jpg</text:p>
          </table:table-cell>
          <table:table-cell table:style-name="ce26" office:value-type="string">
            <text:p>:m #*# / memo:other(m:other) / topic=習;;;字;;;, about=,other=,id=~,content=慶;寺;事;政;界;奉;還;歳;兼;倉;勢;富;永;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#*# / memo:other(m:other) / topic=習;;;字;;;, about=,other=,id=~,content=慶;寺;事;政;界;奉;還;歳;兼;倉;勢;富;永;">
            <text:p>:m #*# / memo:other(m:other) / topic=習;;;字;;;, about=,other=,id=~,content=慶;寺;事;政;界;奉;還;歳;兼;倉;勢;富;永;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2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9">2023/03/09</text:date>, <text:time>22:25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09T22:25:58.66</dc:date>
    <dc:creator>iwabuchi ken</dc:creator>
    <meta:editing-duration>P54DT22H12M48S</meta:editing-duration>
    <meta:editing-cycles>17636</meta:editing-cycles>
    <meta:document-statistic meta:table-count="2" meta:cell-count="923" meta:object-count="0"/>
    <meta:user-defined meta:name="qrichtext">1</meta:user-defined>
  </office:meta>
</office:document-meta>
</file>